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FreeSerif" svg:font-family="FreeSerif" style:font-family-generic="roman"/>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FreeSerif" fo:font-size="12pt" style:font-size-asian="12pt" style:font-size-complex="12pt"/>
    </style:style>
    <style:style style:name="P2" style:family="paragraph" style:parent-style-name="Standard">
      <style:text-properties style:font-name="FreeSerif" fo:font-size="12pt" style:font-size-asian="12pt" style:font-size-complex="12pt"/>
    </style:style>
    <style:style style:name="P3" style:family="paragraph" style:parent-style-name="Heading_20_3">
      <style:text-properties style:font-name="FreeSans" fo:font-size="12pt" style:font-size-asian="12pt" style:font-size-complex="12pt"/>
    </style:style>
    <style:style style:name="T1" style:family="text">
      <style:text-properties fo:font-weight="bold" style:font-name-asian="Microsoft YaHei" style:font-weight-asian="bold" style:font-name-complex="Mang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Sandra Landin</text:h>
      <text:h text:style-name="Heading_20_3" text:outline-level="3">Sprint 1</text:h>
      <text:p text:style-name="P1"/>
      <text:p text:style-name="P1">After the meeting with the restaurant owner, the group got together to start planning the project. We started going over the requirements and made sketches for how we could fix them. Everyone participated in the planning and we all got along well. </text:p>
      <text:h text:style-name="P3" text:outline-level="3">Sprint <text:span text:style-name="T1">2</text:span></text:h>
      <text:p text:style-name="P1"/>
      <text:p text:style-name="P1"/>
      <text:p text:style-name="P1">After the meeting with Martin we divided the group into subgroups for different parts of the project, android, backend and web. Everyone could choose which subgroup they wanted to join. </text:p>
      <text:p text:style-name="P1">I chose “backend” along with four others and we immediately started planning the next step. One of the team members made a scrum-board to use as a project- and time plan. </text:p>
      <text:p text:style-name="P1">We started drawing ER diagrams for the databases. I participated in making the diagrams, the relational database and the functional dependencies. </text:p>
      <text:p text:style-name="P1">After that, we started creating databases in phpMyAdmin. <text:s text:c="2"/></text:p>
      <text:h text:style-name="Heading_20_3" text:outline-level="3">Sprint 3</text:h>
      <text:p text:style-name="P1">asd</text:p>
      <text:h text:style-name="Heading_20_3" text:outline-level="3">Sprint 4</text:h>
      <text:p text:style-name="P1">Asd</text:p>
      <text:h text:style-name="Heading_20_3" text:outline-level="3">Sprint 5</text:h>
      <text:p text:style-name="Standard">Asd</text:p>
      <text:h text:style-name="Heading_20_3" text:outline-level="3"><text:span text:style-name="T1">Sprint </text:span><text:span text:style-name="T1">n</text:span></text:h>
      <text:p text:style-name="P1">As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FreeSerif" svg:font-family="FreeSerif" style:font-family-generic="roman"/>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erif" fo:font-size="12pt" style:font-size-asian="12pt" style:font-size-complex="12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ab-stops/>
      </style:paragraph-properties>
      <style:text-properties style:font-name="FreeSans" fo:font-size="14pt" fo:font-weight="bold" style:font-name-asian="Microsoft YaHei" style:font-size-asian="14pt" style:font-weight-asian="bold" style:font-name-complex="Mangal" style:font-size-complex="14pt"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style:font-name="FreeSans" fo:font-size="12pt" fo:font-weight="bold" style:font-name-asian="Microsoft YaHei" style:font-size-asian="12pt" style:font-weight-asian="bold" style:font-name-complex="Mangal" style:font-size-complex="12pt" style:font-weight-complex="bold"/>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0T23:40:51.940000000</meta:creation-date>
    <meta:generator>OpenOffice/4.1.7$Win32 OpenOffice.org_project/417m1$Build-9800</meta:generator>
    <dc:date>2020-02-14T13:57:30.42</dc:date>
    <meta:editing-duration>PT1H7M49S</meta:editing-duration>
    <meta:editing-cycles>10</meta:editing-cycles>
    <dc:creator>sandra landin</dc:creator>
    <meta:document-statistic meta:table-count="0" meta:image-count="0" meta:object-count="0" meta:page-count="1" meta:paragraph-count="16" meta:word-count="150" meta:character-count="883"/>
  </office:meta>
</office:document-meta>
</file>